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3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488cm" svg:x="36.888cm" svg:y="22.604cm">
            <draw:object draw:notify-on-update-of-ranges="Sheet1.L2:Sheet1.L2 Sheet1.L3:Sheet1.L10 Sheet1.Q2:Sheet1.Q2 Sheet1.Q3:Sheet1.Q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192cm" svg:y="7.404cm">
            <draw:object draw:notify-on-update-of-ranges="Sheet1.B2:Sheet1.B2 Sheet1.B3:Sheet1.B53 Sheet1.F2:Sheet1.F2 Sheet1.F3:Sheet1.F5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0.366cm" svg:y="33.495cm">
            <draw:object draw:notify-on-update-of-ranges="Sheet1.B2:Sheet1.B2 Sheet1.B3:Sheet1.B14 Sheet1.O2:Sheet1.O2 Sheet1.O3:Sheet1.O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6.936cm" svg:y="7.856cm">
            <draw:object draw:notify-on-update-of-ranges="Sheet1.C2:Sheet1.C2 Sheet1.C3:Sheet1.C53 Sheet1.G2:Sheet1.G2 Sheet1.G3:Sheet1.G5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02" table:default-cell-style-name="ce3"/>
        <table:table-row table:style-name="ro1">
          <table:table-cell table:style-name="ce1" office:value-type="string" calcext:value-type="string">
            <text:p>Strategy-2 Nofix</text:p>
          </table:table-cell>
          <table:table-cell table:number-columns-repeated="3"/>
          <table:table-cell table:style-name="ce1" office:value-type="string" calcext:value-type="string">
            <text:p>Strategy-1 Nofix</text:p>
          </table:table-cell>
          <table:table-cell table:number-columns-repeated="3"/>
          <table:table-cell table:style-name="ce1" office:value-type="string" calcext:value-type="string">
            <text:p>Strategy-1 fix</text:p>
          </table:table-cell>
          <table:table-cell table:number-columns-repeated="4"/>
          <table:table-cell table:style-name="ce1" office:value-type="string" calcext:value-type="string">
            <text:p>Strategy-2 fix</text:p>
          </table:table-cell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 table:style-name="ce2" office:value-type="string" calcext:value-type="string">
            <text:p>fix Msg Count</text:p>
          </table:table-cell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 table:style-name="ce2" office:value-type="string" calcext:value-type="string">
            <text:p>fix Msg Count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55" calcext:value-type="float">
            <text:p>39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135" calcext:value-type="float">
            <text:p>61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32" calcext:value-type="float">
            <text:p>58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884" calcext:value-type="float">
            <text:p>38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10" calcext:value-type="float">
            <text:p>36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453" calcext:value-type="float">
            <text:p>124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571" calcext:value-type="float">
            <text:p>1257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184" calcext:value-type="float">
            <text:p>111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66" calcext:value-type="float">
            <text:p>100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147" calcext:value-type="float">
            <text:p>141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221" calcext:value-type="float">
            <text:p>1422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699" calcext:value-type="float">
            <text:p>1669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156" calcext:value-type="float">
            <text:p>1615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481" calcext:value-type="float">
            <text:p>114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16" calcext:value-type="float">
            <text:p>1051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38" calcext:value-type="float">
            <text:p>91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045" calcext:value-type="float">
            <text:p>1504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574" calcext:value-type="float">
            <text:p>1457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190" calcext:value-type="float">
            <text:p>1619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399" calcext:value-type="float">
            <text:p>21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77" calcext:value-type="float">
            <text:p>1087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231" calcext:value-type="float">
            <text:p>1223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14" calcext:value-type="float">
            <text:p>901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18585" calcext:value-type="float">
            <text:p>1858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966" calcext:value-type="float">
            <text:p>17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957" calcext:value-type="float">
            <text:p>14957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988" calcext:value-type="float">
            <text:p>1798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29" calcext:value-type="float">
            <text:p>234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08" calcext:value-type="float">
            <text:p>180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057" calcext:value-type="float">
            <text:p>15057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7655" calcext:value-type="float">
            <text:p>1765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95" calcext:value-type="float">
            <text:p>2409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634" calcext:value-type="float">
            <text:p>1863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7315" calcext:value-type="float">
            <text:p>17315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86" calcext:value-type="float">
            <text:p>2708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917" calcext:value-type="float">
            <text:p>1091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2" office:value-type="float" office:value="18371" calcext:value-type="float">
            <text:p>1837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127" calcext:value-type="float">
            <text:p>251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353" calcext:value-type="float">
            <text:p>1935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2590" calcext:value-type="float">
            <text:p>22590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28" calcext:value-type="float">
            <text:p>2822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124" calcext:value-type="float">
            <text:p>2212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827" calcext:value-type="float">
            <text:p>13827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13" calcext:value-type="float">
            <text:p>204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028" calcext:value-type="float">
            <text:p>2202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6437" calcext:value-type="float">
            <text:p>16437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938" calcext:value-type="float">
            <text:p>3593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743" calcext:value-type="float">
            <text:p>1674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23833" calcext:value-type="float">
            <text:p>23833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007" calcext:value-type="float">
            <text:p>310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141" calcext:value-type="float">
            <text:p>25141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8072" calcext:value-type="float">
            <text:p>18072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504" calcext:value-type="float">
            <text:p>2750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354" calcext:value-type="float">
            <text:p>2435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9719" calcext:value-type="float">
            <text:p>19719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681" calcext:value-type="float">
            <text:p>3668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660" calcext:value-type="float">
            <text:p>2566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869" calcext:value-type="float">
            <text:p>3586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514" calcext:value-type="float">
            <text:p>2751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025" calcext:value-type="float">
            <text:p>440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200" calcext:value-type="float">
            <text:p>2920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709" calcext:value-type="float">
            <text:p>3370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720" calcext:value-type="float">
            <text:p>2972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701" calcext:value-type="float">
            <text:p>417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904" calcext:value-type="float">
            <text:p>30904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111" calcext:value-type="float">
            <text:p>251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234" calcext:value-type="float">
            <text:p>33234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818" calcext:value-type="float">
            <text:p>5181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980" calcext:value-type="float">
            <text:p>2598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983" calcext:value-type="float">
            <text:p>399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9968" calcext:value-type="float">
            <text:p>29968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47" calcext:value-type="float">
            <text:p>305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630" calcext:value-type="float">
            <text:p>3463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029" calcext:value-type="float">
            <text:p>3802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160" calcext:value-type="float">
            <text:p>3516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276" calcext:value-type="float">
            <text:p>5427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091" calcext:value-type="float">
            <text:p>3709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52" calcext:value-type="float">
            <text:p>416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123" calcext:value-type="float">
            <text:p>37123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895" calcext:value-type="float">
            <text:p>5889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119" calcext:value-type="float">
            <text:p>24119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622" calcext:value-type="float">
            <text:p>386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9096" calcext:value-type="float">
            <text:p>3909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315" calcext:value-type="float">
            <text:p>4131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9269" calcext:value-type="float">
            <text:p>39269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745" calcext:value-type="float">
            <text:p>6774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970" calcext:value-type="float">
            <text:p>2797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520" calcext:value-type="float">
            <text:p>2952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11" calcext:value-type="float">
            <text:p>3131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55" calcext:value-type="float">
            <text:p>4945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4565" calcext:value-type="float">
            <text:p>3456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331" calcext:value-type="float">
            <text:p>5533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2275" calcext:value-type="float">
            <text:p>422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307" calcext:value-type="float">
            <text:p>4630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6169" calcext:value-type="float">
            <text:p>46169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357" calcext:value-type="float">
            <text:p>7535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3749" calcext:value-type="float">
            <text:p>43749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989" calcext:value-type="float">
            <text:p>7198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833" calcext:value-type="float">
            <text:p>4683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617" calcext:value-type="float">
            <text:p>7561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671" calcext:value-type="float">
            <text:p>3567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320" calcext:value-type="float">
            <text:p>613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715" calcext:value-type="float">
            <text:p>4571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852" calcext:value-type="float">
            <text:p>6985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0937" calcext:value-type="float">
            <text:p>50937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567" calcext:value-type="float">
            <text:p>545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1772" calcext:value-type="float">
            <text:p>4177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233" calcext:value-type="float">
            <text:p>6023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809" calcext:value-type="float">
            <text:p>33809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900" calcext:value-type="float">
            <text:p>419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237" calcext:value-type="float">
            <text:p>38237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652" calcext:value-type="float">
            <text:p>3965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3369" calcext:value-type="float">
            <text:p>5336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155" calcext:value-type="float">
            <text:p>7415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0588" calcext:value-type="float">
            <text:p>50588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576" calcext:value-type="float">
            <text:p>7657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733" calcext:value-type="float">
            <text:p>55733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238" calcext:value-type="float">
            <text:p>922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4834" calcext:value-type="float">
            <text:p>5483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865" calcext:value-type="float">
            <text:p>518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774" calcext:value-type="float">
            <text:p>5677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480" calcext:value-type="float">
            <text:p>9948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9682" calcext:value-type="float">
            <text:p>39682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114" calcext:value-type="float">
            <text:p>6211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264" calcext:value-type="float">
            <text:p>42264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3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.999cm" svg:height="8.999cm" svg:x="9.132cm" svg:y="7.776cm">
            <draw:object draw:notify-on-update-of-ranges="Sheet2.B18:Sheet2.B23 Sheet2.C18:Sheet2.C23 Sheet2.B18:Sheet2.B23 Sheet2.D18:Sheet2.D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Strategy-2 fix</text:p>
          </table:table-cell>
          <table:table-cell table:style-name="ce3" table:number-columns-repeated="4"/>
          <table:table-cell/>
          <table:table-cell table:style-name="ce1" office:value-type="string" calcext:value-type="string">
            <text:p>Strategy-2 Nofi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 table:style-name="ce2" office:value-type="string" calcext:value-type="string">
            <text:p>fix Msg Count</text:p>
          </table:table-cell>
          <table:table-cell table:style-name="ce3"/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79" calcext:value-type="float">
            <text:p>377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955" calcext:value-type="float">
            <text:p>39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204" calcext:value-type="float">
            <text:p>122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610" calcext:value-type="float">
            <text:p>36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8440" calcext:value-type="float">
            <text:p>84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156" calcext:value-type="float">
            <text:p>161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292" calcext:value-type="float">
            <text:p>122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95" calcext:value-type="float">
            <text:p>2409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5452" calcext:value-type="float">
            <text:p>54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086" calcext:value-type="float">
            <text:p>2708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388" calcext:value-type="float">
            <text:p>163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504" calcext:value-type="float">
            <text:p>2750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545" calcext:value-type="float">
            <text:p>165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681" calcext:value-type="float">
            <text:p>3668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/>
          <table:table-cell table:style-name="ce3" office:value-type="float" office:value="15629" calcext:value-type="float">
            <text:p>156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5869" calcext:value-type="float">
            <text:p>3586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/>
          <table:table-cell table:style-name="ce3" office:value-type="float" office:value="19052" calcext:value-type="float">
            <text:p>190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7745" calcext:value-type="float">
            <text:p>67745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5889" calcext:value-type="float">
            <text:p>2588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520" calcext:value-type="float">
            <text:p>2952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494" calcext:value-type="float">
            <text:p>184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455" calcext:value-type="float">
            <text:p>4945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726" calcext:value-type="float">
            <text:p>157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5" calcext:value-type="float">
            <text:p>3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331" calcext:value-type="float">
            <text:p>5533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6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shapes>
          <draw:frame draw:z-index="0" draw:style-name="gr1" draw:text-style-name="P1" svg:width="15.999cm" svg:height="8.999cm" svg:x="34.573cm" svg:y="10.857cm">
            <draw:object draw:notify-on-update-of-ranges="Sheet3.C2:Sheet3.C56 Sheet3.G2:Sheet3.G5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TWO</text:p>
          </table:table-cell>
          <table:table-cell table:number-columns-repeated="5"/>
          <table:table-cell table:style-name="Default" office:value-type="string" calcext:value-type="string">
            <text:p>Avg Trend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]" office:value-type="float" office:value="330" calcext:value-type="float">
            <text:p>330</text:p>
          </table:table-cell>
          <table:table-cell table:formula="of:=[.F2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[.I2]+[.J2])/[.K2]" office:value-type="float" office:value="174.5" calcext:value-type="float">
            <text:p>174.50</text:p>
          </table:table-cell>
          <table:table-cell table:formula="of:=AVERAGE([.B2];[.F2])" office:value-type="float" office:value="174.5" calcext:value-type="float">
            <text:p>17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3]+[.I2]" office:value-type="float" office:value="1005" calcext:value-type="float">
            <text:p>1005</text:p>
          </table:table-cell>
          <table:table-cell table:formula="of:=[.F3]+[.J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formula="of:=([.I3]+[.J3])/[.K3]" office:value-type="float" office:value="351.25" calcext:value-type="float">
            <text:p>351.25</text:p>
          </table:table-cell>
          <table:table-cell table:formula="of:=AVERAGE([.B3];[.F3])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07" calcext:value-type="float">
            <text:p>17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25" calcext:value-type="float">
            <text:p>72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4]+[.I3]" office:value-type="float" office:value="2712" calcext:value-type="float">
            <text:p>2712</text:p>
          </table:table-cell>
          <table:table-cell table:formula="of:=[.F4]+[.J3]"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  <table:table-cell table:formula="of:=([.I4]+[.J4])/[.K4]" office:value-type="float" office:value="639.5" calcext:value-type="float">
            <text:p>639.50</text:p>
          </table:table-cell>
          <table:table-cell table:formula="of:=AVERAGE([.B4];[.F4])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+[.I4]" office:value-type="float" office:value="3390" calcext:value-type="float">
            <text:p>3390</text:p>
          </table:table-cell>
          <table:table-cell table:formula="of:=[.F5]+[.J4]" office:value-type="float" office:value="1485" calcext:value-type="float">
            <text:p>1485</text:p>
          </table:table-cell>
          <table:table-cell office:value-type="float" office:value="8" calcext:value-type="float">
            <text:p>8</text:p>
          </table:table-cell>
          <table:table-cell table:formula="of:=([.I5]+[.J5])/[.K5]" office:value-type="float" office:value="609.375" calcext:value-type="float">
            <text:p>609.38</text:p>
          </table:table-cell>
          <table:table-cell table:formula="of:=AVERAGE([.B5];[.F5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11" calcext:value-type="float">
            <text:p>17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6]+[.I5]" office:value-type="float" office:value="5101" calcext:value-type="float">
            <text:p>5101</text:p>
          </table:table-cell>
          <table:table-cell table:formula="of:=[.F6]+[.J5]"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  <table:table-cell table:formula="of:=([.I6]+[.J6])/[.K6]" office:value-type="float" office:value="730.4" calcext:value-type="float">
            <text:p>730.40</text:p>
          </table:table-cell>
          <table:table-cell table:formula="of:=AVERAGE([.B6];[.F6])" office:value-type="float" office:value="1214.5" calcext:value-type="float">
            <text:p>121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1" calcext:value-type="float">
            <text:p>7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]+[.I6]" office:value-type="float" office:value="5812" calcext:value-type="float">
            <text:p>5812</text:p>
          </table:table-cell>
          <table:table-cell table:formula="of:=[.F7]+[.J6]" office:value-type="float" office:value="2564" calcext:value-type="float">
            <text:p>2564</text:p>
          </table:table-cell>
          <table:table-cell office:value-type="float" office:value="12" calcext:value-type="float">
            <text:p>12</text:p>
          </table:table-cell>
          <table:table-cell table:formula="of:=([.I7]+[.J7])/[.K7]" office:value-type="float" office:value="698" calcext:value-type="float">
            <text:p>698.00</text:p>
          </table:table-cell>
          <table:table-cell table:formula="of:=AVERAGE([.B7];[.F7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8]+[.I7]" office:value-type="float" office:value="6581" calcext:value-type="float">
            <text:p>6581</text:p>
          </table:table-cell>
          <table:table-cell table:formula="of:=[.F8]+[.J7]" office:value-type="float" office:value="3285" calcext:value-type="float">
            <text:p>3285</text:p>
          </table:table-cell>
          <table:table-cell office:value-type="float" office:value="14" calcext:value-type="float">
            <text:p>14</text:p>
          </table:table-cell>
          <table:table-cell table:formula="of:=([.I8]+[.J8])/[.K8]" office:value-type="float" office:value="704.714285714286" calcext:value-type="float">
            <text:p>704.71</text:p>
          </table:table-cell>
          <table:table-cell table:formula="of:=AVERAGE([.B8];[.F8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9" calcext:value-type="float">
            <text:p>70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22" calcext:value-type="float">
            <text:p>7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9]+[.I8]" office:value-type="float" office:value="7290" calcext:value-type="float">
            <text:p>7290</text:p>
          </table:table-cell>
          <table:table-cell table:formula="of:=[.F9]+[.J8]" office:value-type="float" office:value="4007" calcext:value-type="float">
            <text:p>4007</text:p>
          </table:table-cell>
          <table:table-cell office:value-type="float" office:value="16" calcext:value-type="float">
            <text:p>16</text:p>
          </table:table-cell>
          <table:table-cell table:formula="of:=([.I9]+[.J9])/[.K9]" office:value-type="float" office:value="706.0625" calcext:value-type="float">
            <text:p>706.06</text:p>
          </table:table-cell>
          <table:table-cell table:formula="of:=AVERAGE([.B9];[.F9])" office:value-type="float" office:value="715.5" calcext:value-type="float">
            <text:p>715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0]+[.I9]" office:value-type="float" office:value="8000" calcext:value-type="float">
            <text:p>8000</text:p>
          </table:table-cell>
          <table:table-cell table:formula="of:=[.F10]+[.J9]" office:value-type="float" office:value="4724" calcext:value-type="float">
            <text:p>4724</text:p>
          </table:table-cell>
          <table:table-cell office:value-type="float" office:value="18" calcext:value-type="float">
            <text:p>18</text:p>
          </table:table-cell>
          <table:table-cell table:formula="of:=([.I10]+[.J10])/[.K10]" office:value-type="float" office:value="706.888888888889" calcext:value-type="float">
            <text:p>706.89</text:p>
          </table:table-cell>
          <table:table-cell table:formula="of:=AVERAGE([.B10];[.F10])" office:value-type="float" office:value="713.5" calcext:value-type="float">
            <text:p>713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1]+[.I10]" office:value-type="float" office:value="8670" calcext:value-type="float">
            <text:p>8670</text:p>
          </table:table-cell>
          <table:table-cell table:formula="of:=[.F11]+[.J10]" office:value-type="float" office:value="5082" calcext:value-type="float">
            <text:p>5082</text:p>
          </table:table-cell>
          <table:table-cell office:value-type="float" office:value="20" calcext:value-type="float">
            <text:p>20</text:p>
          </table:table-cell>
          <table:table-cell table:formula="of:=([.I11]+[.J11])/[.K11]" office:value-type="float" office:value="687.6" calcext:value-type="float">
            <text:p>687.60</text:p>
          </table:table-cell>
          <table:table-cell table:formula="of:=AVERAGE([.B11];[.F11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9" calcext:value-type="float">
            <text:p>70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17" calcext:value-type="float">
            <text:p>71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12]+[.I11]" office:value-type="float" office:value="9379" calcext:value-type="float">
            <text:p>9379</text:p>
          </table:table-cell>
          <table:table-cell table:formula="of:=[.F12]+[.J11]" office:value-type="float" office:value="5799" calcext:value-type="float">
            <text:p>5799</text:p>
          </table:table-cell>
          <table:table-cell office:value-type="float" office:value="22" calcext:value-type="float">
            <text:p>22</text:p>
          </table:table-cell>
          <table:table-cell table:formula="of:=([.I12]+[.J12])/[.K12]" office:value-type="float" office:value="689.909090909091" calcext:value-type="float">
            <text:p>689.91</text:p>
          </table:table-cell>
          <table:table-cell table:formula="of:=AVERAGE([.B12];[.F12])"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]+[.I12]" office:value-type="float" office:value="10067" calcext:value-type="float">
            <text:p>10067</text:p>
          </table:table-cell>
          <table:table-cell table:formula="of:=[.F13]+[.J12]" office:value-type="float" office:value="6181" calcext:value-type="float">
            <text:p>6181</text:p>
          </table:table-cell>
          <table:table-cell office:value-type="float" office:value="24" calcext:value-type="float">
            <text:p>24</text:p>
          </table:table-cell>
          <table:table-cell table:formula="of:=([.I13]+[.J13])/[.K13]" office:value-type="float" office:value="677" calcext:value-type="float">
            <text:p>677.00</text:p>
          </table:table-cell>
          <table:table-cell table:formula="of:=AVERAGE([.B13];[.F13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4]+[.I13]" office:value-type="float" office:value="11773" calcext:value-type="float">
            <text:p>11773</text:p>
          </table:table-cell>
          <table:table-cell table:formula="of:=[.F14]+[.J13]" office:value-type="float" office:value="6901" calcext:value-type="float">
            <text:p>6901</text:p>
          </table:table-cell>
          <table:table-cell office:value-type="float" office:value="26" calcext:value-type="float">
            <text:p>26</text:p>
          </table:table-cell>
          <table:table-cell table:formula="of:=([.I14]+[.J14])/[.K14]" office:value-type="float" office:value="718.230769230769" calcext:value-type="float">
            <text:p>718.23</text:p>
          </table:table-cell>
          <table:table-cell table:formula="of:=AVERAGE([.B14];[.F14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15]+[.I14]" office:value-type="float" office:value="12483" calcext:value-type="float">
            <text:p>12483</text:p>
          </table:table-cell>
          <table:table-cell table:formula="of:=[.F15]+[.J14]" office:value-type="float" office:value="7621" calcext:value-type="float">
            <text:p>7621</text:p>
          </table:table-cell>
          <table:table-cell office:value-type="float" office:value="28" calcext:value-type="float">
            <text:p>28</text:p>
          </table:table-cell>
          <table:table-cell table:formula="of:=([.I15]+[.J15])/[.K15]" office:value-type="float" office:value="718" calcext:value-type="float">
            <text:p>718.00</text:p>
          </table:table-cell>
          <table:table-cell table:formula="of:=AVERAGE([.B15];[.F15])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4" calcext:value-type="float">
            <text:p>17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16]+[.I15]" office:value-type="float" office:value="14207" calcext:value-type="float">
            <text:p>14207</text:p>
          </table:table-cell>
          <table:table-cell table:formula="of:=[.F16]+[.J15]" office:value-type="float" office:value="8345" calcext:value-type="float">
            <text:p>8345</text:p>
          </table:table-cell>
          <table:table-cell office:value-type="float" office:value="30" calcext:value-type="float">
            <text:p>30</text:p>
          </table:table-cell>
          <table:table-cell table:formula="of:=([.I16]+[.J16])/[.K16]" office:value-type="float" office:value="751.733333333333" calcext:value-type="float">
            <text:p>751.73</text:p>
          </table:table-cell>
          <table:table-cell table:formula="of:=AVERAGE([.B16];[.F16])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0" calcext:value-type="float">
            <text:p>7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7]+[.I16]" office:value-type="float" office:value="14917" calcext:value-type="float">
            <text:p>14917</text:p>
          </table:table-cell>
          <table:table-cell table:formula="of:=[.F17]+[.J16]" office:value-type="float" office:value="9070" calcext:value-type="float">
            <text:p>9070</text:p>
          </table:table-cell>
          <table:table-cell office:value-type="float" office:value="32" calcext:value-type="float">
            <text:p>32</text:p>
          </table:table-cell>
          <table:table-cell table:formula="of:=([.I17]+[.J17])/[.K17]" office:value-type="float" office:value="749.59375" calcext:value-type="float">
            <text:p>749.59</text:p>
          </table:table-cell>
          <table:table-cell table:formula="of:=AVERAGE([.B17];[.F17])" office:value-type="float" office:value="717.5" calcext:value-type="float">
            <text:p>717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00" calcext:value-type="float">
            <text:p>17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18]+[.I17]" office:value-type="float" office:value="16617" calcext:value-type="float">
            <text:p>16617</text:p>
          </table:table-cell>
          <table:table-cell table:formula="of:=[.F18]+[.J17]" office:value-type="float" office:value="9790" calcext:value-type="float">
            <text:p>9790</text:p>
          </table:table-cell>
          <table:table-cell office:value-type="float" office:value="34" calcext:value-type="float">
            <text:p>34</text:p>
          </table:table-cell>
          <table:table-cell table:formula="of:=([.I18]+[.J18])/[.K18]" office:value-type="float" office:value="776.676470588235" calcext:value-type="float">
            <text:p>776.68</text:p>
          </table:table-cell>
          <table:table-cell table:formula="of:=AVERAGE([.B18];[.F18])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8" calcext:value-type="float">
            <text:p>70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25" calcext:value-type="float">
            <text:p>72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19]+[.I18]" office:value-type="float" office:value="17325" calcext:value-type="float">
            <text:p>17325</text:p>
          </table:table-cell>
          <table:table-cell table:formula="of:=[.F19]+[.J18]" office:value-type="float" office:value="10515" calcext:value-type="float">
            <text:p>10515</text:p>
          </table:table-cell>
          <table:table-cell office:value-type="float" office:value="36" calcext:value-type="float">
            <text:p>36</text:p>
          </table:table-cell>
          <table:table-cell table:formula="of:=([.I19]+[.J19])/[.K19]" office:value-type="float" office:value="773.333333333333" calcext:value-type="float">
            <text:p>773.33</text:p>
          </table:table-cell>
          <table:table-cell table:formula="of:=AVERAGE([.B19];[.F19])" office:value-type="float" office:value="716.5" calcext:value-type="float">
            <text:p>716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8" calcext:value-type="float">
            <text:p>7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16" calcext:value-type="float">
            <text:p>71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20]+[.I19]" office:value-type="float" office:value="18033" calcext:value-type="float">
            <text:p>18033</text:p>
          </table:table-cell>
          <table:table-cell table:formula="of:=[.F20]+[.J19]" office:value-type="float" office:value="11231" calcext:value-type="float">
            <text:p>11231</text:p>
          </table:table-cell>
          <table:table-cell office:value-type="float" office:value="38" calcext:value-type="float">
            <text:p>38</text:p>
          </table:table-cell>
          <table:table-cell table:formula="of:=([.I20]+[.J20])/[.K20]" office:value-type="float" office:value="770.105263157895" calcext:value-type="float">
            <text:p>770.11</text:p>
          </table:table-cell>
          <table:table-cell table:formula="of:=AVERAGE([.B20];[.F20])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1" calcext:value-type="float">
            <text:p>7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7" calcext:value-type="float">
            <text:p>72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21]+[.I20]" office:value-type="float" office:value="18744" calcext:value-type="float">
            <text:p>18744</text:p>
          </table:table-cell>
          <table:table-cell table:formula="of:=[.F21]+[.J20]" office:value-type="float" office:value="11958" calcext:value-type="float">
            <text:p>11958</text:p>
          </table:table-cell>
          <table:table-cell office:value-type="float" office:value="40" calcext:value-type="float">
            <text:p>40</text:p>
          </table:table-cell>
          <table:table-cell table:formula="of:=([.I21]+[.J21])/[.K21]" office:value-type="float" office:value="767.55" calcext:value-type="float">
            <text:p>767.55</text:p>
          </table:table-cell>
          <table:table-cell table:formula="of:=AVERAGE([.B21];[.F21])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6" calcext:value-type="float">
            <text:p>37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2]+[.I21]" office:value-type="float" office:value="19464" calcext:value-type="float">
            <text:p>19464</text:p>
          </table:table-cell>
          <table:table-cell table:formula="of:=[.F22]+[.J21]" office:value-type="float" office:value="12334" calcext:value-type="float">
            <text:p>12334</text:p>
          </table:table-cell>
          <table:table-cell office:value-type="float" office:value="42" calcext:value-type="float">
            <text:p>42</text:p>
          </table:table-cell>
          <table:table-cell table:formula="of:=([.I22]+[.J22])/[.K22]" office:value-type="float" office:value="757.095238095238" calcext:value-type="float">
            <text:p>757.10</text:p>
          </table:table-cell>
          <table:table-cell table:formula="of:=AVERAGE([.B22];[.F22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95" calcext:value-type="float">
            <text:p>26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720" calcext:value-type="float">
            <text:p>172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3]+[.I22]" office:value-type="float" office:value="22159" calcext:value-type="float">
            <text:p>22159</text:p>
          </table:table-cell>
          <table:table-cell table:formula="of:=[.F23]+[.J22]" office:value-type="float" office:value="14054" calcext:value-type="float">
            <text:p>14054</text:p>
          </table:table-cell>
          <table:table-cell office:value-type="float" office:value="44" calcext:value-type="float">
            <text:p>44</text:p>
          </table:table-cell>
          <table:table-cell table:formula="of:=([.I23]+[.J23])/[.K23]" office:value-type="float" office:value="823.022727272727" calcext:value-type="float">
            <text:p>823.02</text:p>
          </table:table-cell>
          <table:table-cell table:formula="of:=AVERAGE([.B23];[.F23])" office:value-type="float" office:value="2207.5" calcext:value-type="float">
            <text:p>220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4" calcext:value-type="float">
            <text:p>7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19" calcext:value-type="float">
            <text:p>171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24]+[.I23]" office:value-type="float" office:value="22873" calcext:value-type="float">
            <text:p>22873</text:p>
          </table:table-cell>
          <table:table-cell table:formula="of:=[.F24]+[.J23]" office:value-type="float" office:value="15773" calcext:value-type="float">
            <text:p>15773</text:p>
          </table:table-cell>
          <table:table-cell office:value-type="float" office:value="46" calcext:value-type="float">
            <text:p>46</text:p>
          </table:table-cell>
          <table:table-cell table:formula="of:=([.I24]+[.J24])/[.K24]" office:value-type="float" office:value="840.130434782609" calcext:value-type="float">
            <text:p>840.13</text:p>
          </table:table-cell>
          <table:table-cell table:formula="of:=AVERAGE([.B24];[.F24])" office:value-type="float" office:value="1216.5" calcext:value-type="float">
            <text:p>1216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7" calcext:value-type="float">
            <text:p>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718" calcext:value-type="float">
            <text:p>17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5]+[.I24]" office:value-type="float" office:value="23580" calcext:value-type="float">
            <text:p>23580</text:p>
          </table:table-cell>
          <table:table-cell table:formula="of:=[.F25]+[.J24]" office:value-type="float" office:value="17491" calcext:value-type="float">
            <text:p>17491</text:p>
          </table:table-cell>
          <table:table-cell office:value-type="float" office:value="48" calcext:value-type="float">
            <text:p>48</text:p>
          </table:table-cell>
          <table:table-cell table:formula="of:=([.I25]+[.J25])/[.K25]" office:value-type="float" office:value="855.645833333333" calcext:value-type="float">
            <text:p>855.65</text:p>
          </table:table-cell>
          <table:table-cell table:formula="of:=AVERAGE([.B25];[.F25])" office:value-type="float" office:value="1212.5" calcext:value-type="float">
            <text:p>1212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57" calcext:value-type="float">
            <text:p>175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46" calcext:value-type="float">
            <text:p>74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26]+[.I25]" office:value-type="float" office:value="25337" calcext:value-type="float">
            <text:p>25337</text:p>
          </table:table-cell>
          <table:table-cell table:formula="of:=[.F26]+[.J25]" office:value-type="float" office:value="18237" calcext:value-type="float">
            <text:p>18237</text:p>
          </table:table-cell>
          <table:table-cell office:value-type="float" office:value="50" calcext:value-type="float">
            <text:p>50</text:p>
          </table:table-cell>
          <table:table-cell table:formula="of:=([.I26]+[.J26])/[.K26]" office:value-type="float" office:value="871.48" calcext:value-type="float">
            <text:p>871.48</text:p>
          </table:table-cell>
          <table:table-cell table:formula="of:=AVERAGE([.B26];[.F26])" office:value-type="float" office:value="1251.5" calcext:value-type="float">
            <text:p>1251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9" calcext:value-type="float">
            <text:p>175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1" calcext:value-type="float">
            <text:p>73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27]+[.I26]" office:value-type="float" office:value="27096" calcext:value-type="float">
            <text:p>27096</text:p>
          </table:table-cell>
          <table:table-cell table:formula="of:=[.F27]+[.J26]" office:value-type="float" office:value="18968" calcext:value-type="float">
            <text:p>18968</text:p>
          </table:table-cell>
          <table:table-cell office:value-type="float" office:value="52" calcext:value-type="float">
            <text:p>52</text:p>
          </table:table-cell>
          <table:table-cell table:formula="of:=([.I27]+[.J27])/[.K27]" office:value-type="float" office:value="885.846153846154" calcext:value-type="float">
            <text:p>885.85</text:p>
          </table:table-cell>
          <table:table-cell table:formula="of:=AVERAGE([.B27];[.F27])"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7" calcext:value-type="float">
            <text:p>27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28]+[.I27]" office:value-type="float" office:value="29843" calcext:value-type="float">
            <text:p>29843</text:p>
          </table:table-cell>
          <table:table-cell table:formula="of:=[.F28]+[.J27]" office:value-type="float" office:value="19697" calcext:value-type="float">
            <text:p>19697</text:p>
          </table:table-cell>
          <table:table-cell office:value-type="float" office:value="54" calcext:value-type="float">
            <text:p>54</text:p>
          </table:table-cell>
          <table:table-cell table:formula="of:=([.I28]+[.J28])/[.K28]" office:value-type="float" office:value="917.407407407407" calcext:value-type="float">
            <text:p>917.41</text:p>
          </table:table-cell>
          <table:table-cell table:formula="of:=AVERAGE([.B28];[.F28])"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2" calcext:value-type="float">
            <text:p>77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31" calcext:value-type="float">
            <text:p>73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29]+[.I28]" office:value-type="float" office:value="30615" calcext:value-type="float">
            <text:p>30615</text:p>
          </table:table-cell>
          <table:table-cell table:formula="of:=[.F29]+[.J28]" office:value-type="float" office:value="20428" calcext:value-type="float">
            <text:p>20428</text:p>
          </table:table-cell>
          <table:table-cell office:value-type="float" office:value="56" calcext:value-type="float">
            <text:p>56</text:p>
          </table:table-cell>
          <table:table-cell table:formula="of:=([.I29]+[.J29])/[.K29]" office:value-type="float" office:value="911.482142857143" calcext:value-type="float">
            <text:p>911.48</text:p>
          </table:table-cell>
          <table:table-cell table:formula="of:=AVERAGE([.B29];[.F29])" office:value-type="float" office:value="751.5" calcext:value-type="float">
            <text:p>751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9" calcext:value-type="float">
            <text:p>70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22" calcext:value-type="float">
            <text:p>72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30]+[.I29]" office:value-type="float" office:value="31324" calcext:value-type="float">
            <text:p>31324</text:p>
          </table:table-cell>
          <table:table-cell table:formula="of:=[.F30]+[.J29]" office:value-type="float" office:value="21150" calcext:value-type="float">
            <text:p>21150</text:p>
          </table:table-cell>
          <table:table-cell office:value-type="float" office:value="58" calcext:value-type="float">
            <text:p>58</text:p>
          </table:table-cell>
          <table:table-cell table:formula="of:=([.I30]+[.J30])/[.K30]" office:value-type="float" office:value="904.724137931034" calcext:value-type="float">
            <text:p>904.72</text:p>
          </table:table-cell>
          <table:table-cell table:formula="of:=AVERAGE([.B30];[.F30])" office:value-type="float" office:value="715.5" calcext:value-type="float">
            <text:p>715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32" calcext:value-type="float">
            <text:p>73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1]+[.I30]" office:value-type="float" office:value="33074" calcext:value-type="float">
            <text:p>33074</text:p>
          </table:table-cell>
          <table:table-cell table:formula="of:=[.F31]+[.J30]" office:value-type="float" office:value="21882" calcext:value-type="float">
            <text:p>21882</text:p>
          </table:table-cell>
          <table:table-cell office:value-type="float" office:value="60" calcext:value-type="float">
            <text:p>60</text:p>
          </table:table-cell>
          <table:table-cell table:formula="of:=([.I31]+[.J31])/[.K31]" office:value-type="float" office:value="915.933333333333" calcext:value-type="float">
            <text:p>915.93</text:p>
          </table:table-cell>
          <table:table-cell table:formula="of:=AVERAGE([.B31];[.F31])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52" calcext:value-type="float">
            <text:p>17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26" calcext:value-type="float">
            <text:p>172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32]+[.I31]" office:value-type="float" office:value="34826" calcext:value-type="float">
            <text:p>34826</text:p>
          </table:table-cell>
          <table:table-cell table:formula="of:=[.F32]+[.J31]" office:value-type="float" office:value="23608" calcext:value-type="float">
            <text:p>23608</text:p>
          </table:table-cell>
          <table:table-cell office:value-type="float" office:value="62" calcext:value-type="float">
            <text:p>62</text:p>
          </table:table-cell>
          <table:table-cell table:formula="of:=([.I32]+[.J32])/[.K32]" office:value-type="float" office:value="942.483870967742" calcext:value-type="float">
            <text:p>942.48</text:p>
          </table:table-cell>
          <table:table-cell table:formula="of:=AVERAGE([.B32];[.F32])"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0" calcext:value-type="float">
            <text:p>7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27" calcext:value-type="float">
            <text:p>72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33]+[.I32]" office:value-type="float" office:value="35536" calcext:value-type="float">
            <text:p>35536</text:p>
          </table:table-cell>
          <table:table-cell table:formula="of:=[.F33]+[.J32]" office:value-type="float" office:value="24335" calcext:value-type="float">
            <text:p>24335</text:p>
          </table:table-cell>
          <table:table-cell office:value-type="float" office:value="64" calcext:value-type="float">
            <text:p>64</text:p>
          </table:table-cell>
          <table:table-cell table:formula="of:=([.I33]+[.J33])/[.K33]" office:value-type="float" office:value="935.484375" calcext:value-type="float">
            <text:p>935.48</text:p>
          </table:table-cell>
          <table:table-cell table:formula="of:=AVERAGE([.B33];[.F33])" office:value-type="float" office:value="718.5" calcext:value-type="float">
            <text:p>718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34]+[.I33]" office:value-type="float" office:value="36253" calcext:value-type="float">
            <text:p>36253</text:p>
          </table:table-cell>
          <table:table-cell table:formula="of:=[.F34]+[.J33]" office:value-type="float" office:value="25054" calcext:value-type="float">
            <text:p>25054</text:p>
          </table:table-cell>
          <table:table-cell office:value-type="float" office:value="66" calcext:value-type="float">
            <text:p>66</text:p>
          </table:table-cell>
          <table:table-cell table:formula="of:=([.I34]+[.J34])/[.K34]" office:value-type="float" office:value="928.893939393939" calcext:value-type="float">
            <text:p>928.89</text:p>
          </table:table-cell>
          <table:table-cell table:formula="of:=AVERAGE([.B34];[.F34])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55" calcext:value-type="float">
            <text:p>175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33" calcext:value-type="float">
            <text:p>73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5]+[.I34]" office:value-type="float" office:value="38008" calcext:value-type="float">
            <text:p>38008</text:p>
          </table:table-cell>
          <table:table-cell table:formula="of:=[.F35]+[.J34]" office:value-type="float" office:value="25787" calcext:value-type="float">
            <text:p>25787</text:p>
          </table:table-cell>
          <table:table-cell office:value-type="float" office:value="68" calcext:value-type="float">
            <text:p>68</text:p>
          </table:table-cell>
          <table:table-cell table:formula="of:=([.I35]+[.J35])/[.K35]" office:value-type="float" office:value="938.161764705882" calcext:value-type="float">
            <text:p>938.16</text:p>
          </table:table-cell>
          <table:table-cell table:formula="of:=AVERAGE([.B35];[.F35])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46" calcext:value-type="float">
            <text:p>174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30" calcext:value-type="float">
            <text:p>73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36]+[.I35]" office:value-type="float" office:value="39754" calcext:value-type="float">
            <text:p>39754</text:p>
          </table:table-cell>
          <table:table-cell table:formula="of:=[.F36]+[.J35]" office:value-type="float" office:value="26517" calcext:value-type="float">
            <text:p>26517</text:p>
          </table:table-cell>
          <table:table-cell office:value-type="float" office:value="70" calcext:value-type="float">
            <text:p>70</text:p>
          </table:table-cell>
          <table:table-cell table:formula="of:=([.I36]+[.J36])/[.K36]" office:value-type="float" office:value="946.728571428571" calcext:value-type="float">
            <text:p>946.73</text:p>
          </table:table-cell>
          <table:table-cell table:formula="of:=AVERAGE([.B36];[.F36])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69" calcext:value-type="float">
            <text:p>176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33" calcext:value-type="float">
            <text:p>73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37]+[.I36]" office:value-type="float" office:value="41523" calcext:value-type="float">
            <text:p>41523</text:p>
          </table:table-cell>
          <table:table-cell table:formula="of:=[.F37]+[.J36]" office:value-type="float" office:value="27250" calcext:value-type="float">
            <text:p>27250</text:p>
          </table:table-cell>
          <table:table-cell office:value-type="float" office:value="72" calcext:value-type="float">
            <text:p>72</text:p>
          </table:table-cell>
          <table:table-cell table:formula="of:=([.I37]+[.J37])/[.K37]" office:value-type="float" office:value="955.180555555556" calcext:value-type="float">
            <text:p>955.18</text:p>
          </table:table-cell>
          <table:table-cell table:formula="of:=AVERAGE([.B37];[.F37])"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4" calcext:value-type="float">
            <text:p>75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29" calcext:value-type="float">
            <text:p>729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38]+[.I37]" office:value-type="float" office:value="42277" calcext:value-type="float">
            <text:p>42277</text:p>
          </table:table-cell>
          <table:table-cell table:formula="of:=[.F38]+[.J37]" office:value-type="float" office:value="27979" calcext:value-type="float">
            <text:p>27979</text:p>
          </table:table-cell>
          <table:table-cell office:value-type="float" office:value="74" calcext:value-type="float">
            <text:p>74</text:p>
          </table:table-cell>
          <table:table-cell table:formula="of:=([.I38]+[.J38])/[.K38]" office:value-type="float" office:value="949.405405405405" calcext:value-type="float">
            <text:p>949.41</text:p>
          </table:table-cell>
          <table:table-cell table:formula="of:=AVERAGE([.B38];[.F38])" office:value-type="float" office:value="741.5" calcext:value-type="float">
            <text:p>74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9" calcext:value-type="float">
            <text:p>75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33" calcext:value-type="float">
            <text:p>73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39]+[.I38]" office:value-type="float" office:value="43036" calcext:value-type="float">
            <text:p>43036</text:p>
          </table:table-cell>
          <table:table-cell table:formula="of:=[.F39]+[.J38]" office:value-type="float" office:value="28712" calcext:value-type="float">
            <text:p>28712</text:p>
          </table:table-cell>
          <table:table-cell office:value-type="float" office:value="76" calcext:value-type="float">
            <text:p>76</text:p>
          </table:table-cell>
          <table:table-cell table:formula="of:=([.I39]+[.J39])/[.K39]" office:value-type="float" office:value="944.052631578948" calcext:value-type="float">
            <text:p>944.05</text:p>
          </table:table-cell>
          <table:table-cell table:formula="of:=AVERAGE([.B39];[.F39])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02" calcext:value-type="float">
            <text:p>170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26" calcext:value-type="float">
            <text:p>72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40]+[.I39]" office:value-type="float" office:value="44738" calcext:value-type="float">
            <text:p>44738</text:p>
          </table:table-cell>
          <table:table-cell table:formula="of:=[.F40]+[.J39]" office:value-type="float" office:value="29438" calcext:value-type="float">
            <text:p>29438</text:p>
          </table:table-cell>
          <table:table-cell office:value-type="float" office:value="78" calcext:value-type="float">
            <text:p>78</text:p>
          </table:table-cell>
          <table:table-cell table:formula="of:=([.I40]+[.J40])/[.K40]" office:value-type="float" office:value="950.974358974359" calcext:value-type="float">
            <text:p>950.97</text:p>
          </table:table-cell>
          <table:table-cell table:formula="of:=AVERAGE([.B40];[.F40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47" calcext:value-type="float">
            <text:p>174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40" calcext:value-type="float">
            <text:p>7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41]+[.I40]" office:value-type="float" office:value="46485" calcext:value-type="float">
            <text:p>46485</text:p>
          </table:table-cell>
          <table:table-cell table:formula="of:=[.F41]+[.J40]" office:value-type="float" office:value="30178" calcext:value-type="float">
            <text:p>30178</text:p>
          </table:table-cell>
          <table:table-cell office:value-type="float" office:value="80" calcext:value-type="float">
            <text:p>80</text:p>
          </table:table-cell>
          <table:table-cell table:formula="of:=([.I41]+[.J41])/[.K41]" office:value-type="float" office:value="958.2875" calcext:value-type="float">
            <text:p>958.29</text:p>
          </table:table-cell>
          <table:table-cell table:formula="of:=AVERAGE([.B41];[.F41])" office:value-type="float" office:value="1243.5" calcext:value-type="float">
            <text:p>1243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6" calcext:value-type="float">
            <text:p>75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01" calcext:value-type="float">
            <text:p>270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42]+[.I41]" office:value-type="float" office:value="47241" calcext:value-type="float">
            <text:p>47241</text:p>
          </table:table-cell>
          <table:table-cell table:formula="of:=[.F42]+[.J41]" office:value-type="float" office:value="32879" calcext:value-type="float">
            <text:p>32879</text:p>
          </table:table-cell>
          <table:table-cell office:value-type="float" office:value="82" calcext:value-type="float">
            <text:p>82</text:p>
          </table:table-cell>
          <table:table-cell table:formula="of:=([.I42]+[.J42])/[.K42]" office:value-type="float" office:value="977.073170731707" calcext:value-type="float">
            <text:p>977.07</text:p>
          </table:table-cell>
          <table:table-cell table:formula="of:=AVERAGE([.B42];[.F42])" office:value-type="float" office:value="1728.5" calcext:value-type="float">
            <text:p>1728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2" calcext:value-type="float">
            <text:p>76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43]+[.I42]" office:value-type="float" office:value="48003" calcext:value-type="float">
            <text:p>48003</text:p>
          </table:table-cell>
          <table:table-cell table:formula="of:=[.F43]+[.J42]" office:value-type="float" office:value="33629" calcext:value-type="float">
            <text:p>33629</text:p>
          </table:table-cell>
          <table:table-cell office:value-type="float" office:value="84" calcext:value-type="float">
            <text:p>84</text:p>
          </table:table-cell>
          <table:table-cell table:formula="of:=([.I43]+[.J43])/[.K43]" office:value-type="float" office:value="971.809523809524" calcext:value-type="float">
            <text:p>971.81</text:p>
          </table:table-cell>
          <table:table-cell table:formula="of:=AVERAGE([.B43];[.F43])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5" calcext:value-type="float">
            <text:p>70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4" calcext:value-type="float">
            <text:p>72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44]+[.I43]" office:value-type="float" office:value="48708" calcext:value-type="float">
            <text:p>48708</text:p>
          </table:table-cell>
          <table:table-cell table:formula="of:=[.F44]+[.J43]" office:value-type="float" office:value="34353" calcext:value-type="float">
            <text:p>34353</text:p>
          </table:table-cell>
          <table:table-cell office:value-type="float" office:value="86" calcext:value-type="float">
            <text:p>86</text:p>
          </table:table-cell>
          <table:table-cell table:formula="of:=([.I44]+[.J44])/[.K44]" office:value-type="float" office:value="965.825581395349" calcext:value-type="float">
            <text:p>965.83</text:p>
          </table:table-cell>
          <table:table-cell table:formula="of:=AVERAGE([.B44];[.F44])" office:value-type="float" office:value="714.5" calcext:value-type="float">
            <text:p>71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4" calcext:value-type="float">
            <text:p>76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27" calcext:value-type="float">
            <text:p>72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45]+[.I44]" office:value-type="float" office:value="49472" calcext:value-type="float">
            <text:p>49472</text:p>
          </table:table-cell>
          <table:table-cell table:formula="of:=[.F45]+[.J44]" office:value-type="float" office:value="35080" calcext:value-type="float">
            <text:p>35080</text:p>
          </table:table-cell>
          <table:table-cell office:value-type="float" office:value="88" calcext:value-type="float">
            <text:p>88</text:p>
          </table:table-cell>
          <table:table-cell table:formula="of:=([.I45]+[.J45])/[.K45]" office:value-type="float" office:value="960.818181818182" calcext:value-type="float">
            <text:p>960.82</text:p>
          </table:table-cell>
          <table:table-cell table:formula="of:=AVERAGE([.B45];[.F45])" office:value-type="float" office:value="745.5" calcext:value-type="float">
            <text:p>745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52" calcext:value-type="float">
            <text:p>175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734" calcext:value-type="float">
            <text:p>173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46]+[.I45]" office:value-type="float" office:value="51224" calcext:value-type="float">
            <text:p>51224</text:p>
          </table:table-cell>
          <table:table-cell table:formula="of:=[.F46]+[.J45]" office:value-type="float" office:value="36814" calcext:value-type="float">
            <text:p>36814</text:p>
          </table:table-cell>
          <table:table-cell office:value-type="float" office:value="90" calcext:value-type="float">
            <text:p>90</text:p>
          </table:table-cell>
          <table:table-cell table:formula="of:=([.I46]+[.J46])/[.K46]" office:value-type="float" office:value="978.2" calcext:value-type="float">
            <text:p>978.20</text:p>
          </table:table-cell>
          <table:table-cell table:formula="of:=AVERAGE([.B46];[.F46])"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4" calcext:value-type="float">
            <text:p>75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42" calcext:value-type="float">
            <text:p>74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47]+[.I46]" office:value-type="float" office:value="51978" calcext:value-type="float">
            <text:p>51978</text:p>
          </table:table-cell>
          <table:table-cell table:formula="of:=[.F47]+[.J46]" office:value-type="float" office:value="37556" calcext:value-type="float">
            <text:p>37556</text:p>
          </table:table-cell>
          <table:table-cell office:value-type="float" office:value="92" calcext:value-type="float">
            <text:p>92</text:p>
          </table:table-cell>
          <table:table-cell table:formula="of:=([.I47]+[.J47])/[.K47]" office:value-type="float" office:value="973.195652173913" calcext:value-type="float">
            <text:p>973.20</text:p>
          </table:table-cell>
          <table:table-cell table:formula="of:=AVERAGE([.B47];[.F47])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2" calcext:value-type="float">
            <text:p>274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8]+[.I47]" office:value-type="float" office:value="54720" calcext:value-type="float">
            <text:p>54720</text:p>
          </table:table-cell>
          <table:table-cell table:formula="of:=[.F48]+[.J47]" office:value-type="float" office:value="38300" calcext:value-type="float">
            <text:p>38300</text:p>
          </table:table-cell>
          <table:table-cell office:value-type="float" office:value="94" calcext:value-type="float">
            <text:p>94</text:p>
          </table:table-cell>
          <table:table-cell table:formula="of:=([.I48]+[.J48])/[.K48]" office:value-type="float" office:value="989.574468085106" calcext:value-type="float">
            <text:p>989.57</text:p>
          </table:table-cell>
          <table:table-cell table:formula="of:=AVERAGE([.B48];[.F48])"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1" calcext:value-type="float">
            <text:p>7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88" calcext:value-type="float">
            <text:p>138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49]+[.I48]" office:value-type="float" office:value="55441" calcext:value-type="float">
            <text:p>55441</text:p>
          </table:table-cell>
          <table:table-cell table:formula="of:=[.F49]+[.J48]" office:value-type="float" office:value="39688" calcext:value-type="float">
            <text:p>39688</text:p>
          </table:table-cell>
          <table:table-cell office:value-type="float" office:value="96" calcext:value-type="float">
            <text:p>96</text:p>
          </table:table-cell>
          <table:table-cell table:formula="of:=([.I49]+[.J49])/[.K49]" office:value-type="float" office:value="990.927083333333" calcext:value-type="float">
            <text:p>990.93</text:p>
          </table:table-cell>
          <table:table-cell table:formula="of:=AVERAGE([.B49];[.F49])" office:value-type="float" office:value="1054.5" calcext:value-type="float">
            <text:p>105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7" calcext:value-type="float">
            <text:p>75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40" calcext:value-type="float">
            <text:p>74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50]+[.I49]" office:value-type="float" office:value="56198" calcext:value-type="float">
            <text:p>56198</text:p>
          </table:table-cell>
          <table:table-cell table:formula="of:=[.F50]+[.J49]" office:value-type="float" office:value="40428" calcext:value-type="float">
            <text:p>40428</text:p>
          </table:table-cell>
          <table:table-cell office:value-type="float" office:value="98" calcext:value-type="float">
            <text:p>98</text:p>
          </table:table-cell>
          <table:table-cell table:formula="of:=([.I50]+[.J50])/[.K50]" office:value-type="float" office:value="985.979591836735" calcext:value-type="float">
            <text:p>985.98</text:p>
          </table:table-cell>
          <table:table-cell table:formula="of:=AVERAGE([.B50];[.F50])" office:value-type="float" office:value="748.5" calcext:value-type="float">
            <text:p>748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7" calcext:value-type="float">
            <text:p>75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32" calcext:value-type="float">
            <text:p>73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51]+[.I50]" office:value-type="float" office:value="56955" calcext:value-type="float">
            <text:p>56955</text:p>
          </table:table-cell>
          <table:table-cell table:formula="of:=[.F51]+[.J50]" office:value-type="float" office:value="41160" calcext:value-type="float">
            <text:p>41160</text:p>
          </table:table-cell>
          <table:table-cell office:value-type="float" office:value="100" calcext:value-type="float">
            <text:p>100</text:p>
          </table:table-cell>
          <table:table-cell table:formula="of:=([.I51]+[.J51])/[.K51]" office:value-type="float" office:value="981.15" calcext:value-type="float">
            <text:p>981.15</text:p>
          </table:table-cell>
          <table:table-cell table:formula="of:=AVERAGE([.B51];[.F51])" office:value-type="float" office:value="744.5" calcext:value-type="float">
            <text:p>74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21" calcext:value-type="float">
            <text:p>172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52]+[.I51]" office:value-type="float" office:value="57662" calcext:value-type="float">
            <text:p>57662</text:p>
          </table:table-cell>
          <table:table-cell table:formula="of:=[.F52]+[.J51]" office:value-type="float" office:value="42881" calcext:value-type="float">
            <text:p>42881</text:p>
          </table:table-cell>
          <table:table-cell office:value-type="float" office:value="102" calcext:value-type="float">
            <text:p>102</text:p>
          </table:table-cell>
          <table:table-cell table:formula="of:=([.I52]+[.J52])/[.K52]" office:value-type="float" office:value="985.71568627451" calcext:value-type="float">
            <text:p>985.72</text:p>
          </table:table-cell>
          <table:table-cell table:formula="of:=AVERAGE([.B52];[.F52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7" calcext:value-type="float">
            <text:p>75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725" calcext:value-type="float">
            <text:p>172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53]+[.I52]" office:value-type="float" office:value="58419" calcext:value-type="float">
            <text:p>58419</text:p>
          </table:table-cell>
          <table:table-cell table:formula="of:=[.F53]+[.J52]" office:value-type="float" office:value="44606" calcext:value-type="float">
            <text:p>44606</text:p>
          </table:table-cell>
          <table:table-cell office:value-type="float" office:value="104" calcext:value-type="float">
            <text:p>104</text:p>
          </table:table-cell>
          <table:table-cell table:formula="of:=([.I53]+[.J53])/[.K53]" office:value-type="float" office:value="990.625" calcext:value-type="float">
            <text:p>990.63</text:p>
          </table:table-cell>
          <table:table-cell table:formula="of:=AVERAGE([.B53];[.F53])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1" calcext:value-type="float">
            <text:p>7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54]+[.I53]" office:value-type="float" office:value="59180" calcext:value-type="float">
            <text:p>59180</text:p>
          </table:table-cell>
          <table:table-cell table:formula="of:=[.F54]+[.J53]" office:value-type="float" office:value="45356" calcext:value-type="float">
            <text:p>45356</text:p>
          </table:table-cell>
          <table:table-cell office:value-type="float" office:value="106" calcext:value-type="float">
            <text:p>106</text:p>
          </table:table-cell>
          <table:table-cell table:formula="of:=([.I54]+[.J54])/[.K54]" office:value-type="float" office:value="986.188679245283" calcext:value-type="float">
            <text:p>986.19</text:p>
          </table:table-cell>
          <table:table-cell table:formula="of:=AVERAGE([.B54];[.F54])" office:value-type="float" office:value="755.5" calcext:value-type="float">
            <text:p>75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8" calcext:value-type="float">
            <text:p>75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2" calcext:value-type="float">
            <text:p>174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55]+[.I54]" office:value-type="float" office:value="59938" calcext:value-type="float">
            <text:p>59938</text:p>
          </table:table-cell>
          <table:table-cell table:formula="of:=[.F55]+[.J54]" office:value-type="float" office:value="47098" calcext:value-type="float">
            <text:p>47098</text:p>
          </table:table-cell>
          <table:table-cell office:value-type="float" office:value="108" calcext:value-type="float">
            <text:p>108</text:p>
          </table:table-cell>
          <table:table-cell table:formula="of:=([.I55]+[.J55])/[.K55]" office:value-type="float" office:value="991.074074074074" calcext:value-type="float">
            <text:p>991.07</text:p>
          </table:table-cell>
          <table:table-cell table:formula="of:=AVERAGE([.B55];[.F55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2" calcext:value-type="float">
            <text:p>76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5" calcext:value-type="float">
            <text:p>74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56]+[.I55]" office:value-type="float" office:value="60700" calcext:value-type="float">
            <text:p>60700</text:p>
          </table:table-cell>
          <table:table-cell table:formula="of:=[.F56]+[.J55]" office:value-type="float" office:value="47843" calcext:value-type="float">
            <text:p>47843</text:p>
          </table:table-cell>
          <table:table-cell office:value-type="float" office:value="110" calcext:value-type="float">
            <text:p>110</text:p>
          </table:table-cell>
          <table:table-cell table:formula="of:=([.I56]+[.J56])/[.K56]" office:value-type="float" office:value="986.754545454546" calcext:value-type="float">
            <text:p>986.75</text:p>
          </table:table-cell>
          <table:table-cell table:formula="of:=AVERAGE([.B56];[.F56])" office:value-type="float" office:value="753.5" calcext:value-type="float">
            <text:p>75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6:48:00.368027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9:22:23.125281382</meta:creation-date>
    <dc:date>2015-11-03T14:18:11.425681373</dc:date>
    <meta:editing-duration>P2DT5H21M39S</meta:editing-duration>
    <meta:editing-cycles>7</meta:editing-cycles>
    <meta:generator>LibreOffice/4.2.8.2$Linux_X86_64 LibreOffice_project/420m0$Build-2</meta:generator>
    <meta:document-statistic meta:table-count="3" meta:cell-count="11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489cm" xlink:href=".." xlink:type="simple" chart:class="chart:line" chart:style-name="ch1">
        <chart:legend chart:legend-position="end" svg:x="12.513cm" svg:y="3.696cm" style:legend-expansion="high" chart:style-name="ch2"/>
        <chart:plot-area chart:style-name="ch3" table:cell-range-address="Sheet1.L2:Sheet1.L10 Sheet1.Q2:Sheet1.Q10" chart:data-source-has-labels="row" svg:x="0.32cm" svg:y="0.169cm" svg:width="11.873cm" svg:height="8.151cm">
          <chartooo:coordinate-region svg:x="1.127cm" svg:y="0.368cm" svg:width="10.972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10" chart:label-cell-address="Sheet1.L2:Sheet1.L2" chart:class="chart:line">
            <chart:data-point chart:repeated="8"/>
          </chart:series>
          <chart:series chart:style-name="ch7" chart:values-cell-range-address="Sheet1.Q3:Sheet1.Q10" chart:label-cell-address="Sheet1.Q2:Sheet1.Q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 Msg Count</text:p>
                <draw:g>
                  <svg:desc>Sheet1.L2:Sheet1.L2</svg:desc>
                </draw:g>
              </table:table-cell>
              <table:table-cell office:value-type="string">
                <text:p>fix Msg Count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L3:Sheet1.L10</svg:desc>
                </draw:g>
              </table:table-cell>
              <table:table-cell office:value-type="float" office:value="1">
                <text:p>1</text:p>
                <draw:g>
                  <svg:desc>Sheet1.Q3:Sheet1.Q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952cm" style:legend-expansion="high" chart:style-name="ch2"/>
        <chart:plot-area chart:style-name="ch3" table:cell-range-address="Sheet1.B2:Sheet1.B53 Sheet1.F2:Sheet1.F53" chart:data-source-has-labels="row" svg:x="0.32cm" svg:y="0.18cm" svg:width="12.561cm" svg:height="8.64cm">
          <chartooo:coordinate-region svg:x="1.682cm" svg:y="0.379cm" svg:width="11.012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3" chart:label-cell-address="Sheet1.B2:Sheet1.B2" chart:class="chart:line">
            <chart:data-point chart:repeated="51"/>
          </chart:series>
          <chart:series chart:style-name="ch7" chart:values-cell-range-address="Sheet1.F3:Sheet1.F53" chart:label-cell-address="Sheet1.F2:Sheet1.F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 Time</text:p>
                <draw:g>
                  <svg:desc>Sheet1.B2:Sheet1.B2</svg:desc>
                </draw:g>
              </table:table-cell>
              <table:table-cell office:value-type="string">
                <text:p>Join Time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5">
                <text:p>3955</text:p>
                <draw:g>
                  <svg:desc>Sheet1.B3:Sheet1.B53</svg:desc>
                </draw:g>
              </table:table-cell>
              <table:table-cell office:value-type="float" office:value="6135">
                <text:p>6135</text:p>
                <draw:g>
                  <svg:desc>Sheet1.F3:Sheet1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">
                <text:p>3610</text:p>
              </table:table-cell>
              <table:table-cell office:value-type="float" office:value="12453">
                <text:p>12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66">
                <text:p>10066</text:p>
              </table:table-cell>
              <table:table-cell office:value-type="float" office:value="14147">
                <text:p>14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56">
                <text:p>16156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38">
                <text:p>9138</text:p>
              </table:table-cell>
              <table:table-cell office:value-type="float" office:value="15045">
                <text:p>15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99">
                <text:p>21399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85">
                <text:p>18585</text:p>
              </table:table-cell>
              <table:table-cell office:value-type="float" office:value="17966">
                <text:p>17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29">
                <text:p>23429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95">
                <text:p>24095</text:p>
              </table:table-cell>
              <table:table-cell office:value-type="float" office:value="18634">
                <text:p>18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86">
                <text:p>27086</text:p>
              </table:table-cell>
              <table:table-cell office:value-type="float" office:value="10917">
                <text:p>10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27">
                <text:p>25127</text:p>
              </table:table-cell>
              <table:table-cell office:value-type="float" office:value="19353">
                <text:p>19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28">
                <text:p>28228</text:p>
              </table:table-cell>
              <table:table-cell office:value-type="float" office:value="22124">
                <text:p>22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13">
                <text:p>20413</text:p>
              </table:table-cell>
              <table:table-cell office:value-type="float" office:value="22028">
                <text:p>22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938">
                <text:p>35938</text:p>
              </table:table-cell>
              <table:table-cell office:value-type="float" office:value="16743">
                <text:p>16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07">
                <text:p>31007</text:p>
              </table:table-cell>
              <table:table-cell office:value-type="float" office:value="25141">
                <text:p>25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04">
                <text:p>27504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81">
                <text:p>36681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869">
                <text:p>35869</text:p>
              </table:table-cell>
              <table:table-cell office:value-type="float" office:value="27514">
                <text:p>27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25">
                <text:p>44025</text:p>
              </table:table-cell>
              <table:table-cell office:value-type="float" office:value="29200">
                <text:p>29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709">
                <text:p>33709</text:p>
              </table:table-cell>
              <table:table-cell office:value-type="float" office:value="29720">
                <text:p>297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01">
                <text:p>41701</text:p>
              </table:table-cell>
              <table:table-cell office:value-type="float" office:value="30904">
                <text:p>30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11">
                <text:p>25111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818">
                <text:p>51818</text:p>
              </table:table-cell>
              <table:table-cell office:value-type="float" office:value="25980">
                <text:p>259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83">
                <text:p>39983</text:p>
              </table:table-cell>
              <table:table-cell office:value-type="float" office:value="29968">
                <text:p>29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47">
                <text:p>30547</text:p>
              </table:table-cell>
              <table:table-cell office:value-type="float" office:value="34630">
                <text:p>346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29">
                <text:p>38029</text:p>
              </table:table-cell>
              <table:table-cell office:value-type="float" office:value="35160">
                <text:p>351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276">
                <text:p>54276</text:p>
              </table:table-cell>
              <table:table-cell office:value-type="float" office:value="37091">
                <text:p>37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52">
                <text:p>41652</text:p>
              </table:table-cell>
              <table:table-cell office:value-type="float" office:value="37123">
                <text:p>37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895">
                <text:p>58895</text:p>
              </table:table-cell>
              <table:table-cell office:value-type="float" office:value="24119">
                <text:p>24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2">
                <text:p>38622</text:p>
              </table:table-cell>
              <table:table-cell office:value-type="float" office:value="39096">
                <text:p>39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315">
                <text:p>41315</text:p>
              </table:table-cell>
              <table:table-cell office:value-type="float" office:value="39269">
                <text:p>39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745">
                <text:p>67745</text:p>
              </table:table-cell>
              <table:table-cell office:value-type="float" office:value="27970">
                <text:p>279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520">
                <text:p>29520</text:p>
              </table:table-cell>
              <table:table-cell office:value-type="float" office:value="31311">
                <text:p>31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55">
                <text:p>49455</text:p>
              </table:table-cell>
              <table:table-cell office:value-type="float" office:value="34565">
                <text:p>3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331">
                <text:p>55331</text:p>
              </table:table-cell>
              <table:table-cell office:value-type="float" office:value="42275">
                <text:p>42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307">
                <text:p>46307</text:p>
              </table:table-cell>
              <table:table-cell office:value-type="float" office:value="46169">
                <text:p>461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357">
                <text:p>75357</text:p>
              </table:table-cell>
              <table:table-cell office:value-type="float" office:value="43749">
                <text:p>43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989">
                <text:p>71989</text:p>
              </table:table-cell>
              <table:table-cell office:value-type="float" office:value="46833">
                <text:p>46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617">
                <text:p>75617</text:p>
              </table:table-cell>
              <table:table-cell office:value-type="float" office:value="35671">
                <text:p>35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320">
                <text:p>61320</text:p>
              </table:table-cell>
              <table:table-cell office:value-type="float" office:value="45715">
                <text:p>45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852">
                <text:p>69852</text:p>
              </table:table-cell>
              <table:table-cell office:value-type="float" office:value="50937">
                <text:p>50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67">
                <text:p>54567</text:p>
              </table:table-cell>
              <table:table-cell office:value-type="float" office:value="41772">
                <text:p>41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233">
                <text:p>60233</text:p>
              </table:table-cell>
              <table:table-cell office:value-type="float" office:value="33809">
                <text:p>33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900">
                <text:p>41900</text:p>
              </table:table-cell>
              <table:table-cell office:value-type="float" office:value="38237">
                <text:p>38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652">
                <text:p>39652</text:p>
              </table:table-cell>
              <table:table-cell office:value-type="float" office:value="53369">
                <text:p>53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155">
                <text:p>74155</text:p>
              </table:table-cell>
              <table:table-cell office:value-type="float" office:value="50588">
                <text:p>50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76">
                <text:p>76576</text:p>
              </table:table-cell>
              <table:table-cell office:value-type="float" office:value="55733">
                <text:p>55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38">
                <text:p>92238</text:p>
              </table:table-cell>
              <table:table-cell office:value-type="float" office:value="54834">
                <text:p>54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865">
                <text:p>51865</text:p>
              </table:table-cell>
              <table:table-cell office:value-type="float" office:value="56774">
                <text:p>56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80">
                <text:p>99480</text:p>
              </table:table-cell>
              <table:table-cell office:value-type="float" office:value="39682">
                <text:p>39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114">
                <text:p>62114</text:p>
              </table:table-cell>
              <table:table-cell office:value-type="float" office:value="42264">
                <text:p>42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952cm" style:legend-expansion="high" chart:style-name="ch2"/>
        <chart:plot-area chart:style-name="ch3" table:cell-range-address="Sheet1.B2:Sheet1.B14 Sheet1.O2:Sheet1.O14" chart:data-source-has-labels="row" svg:x="0.32cm" svg:y="0.18cm" svg:width="12.561cm" svg:height="8.64cm">
          <chartooo:coordinate-region svg:x="1.497cm" svg:y="0.379cm" svg:width="11.1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4" chart:label-cell-address="Sheet1.B2:Sheet1.B2" chart:class="chart:line">
            <chart:data-point chart:repeated="12"/>
          </chart:series>
          <chart:series chart:style-name="ch7" chart:values-cell-range-address="Sheet1.O3:Sheet1.O14" chart:label-cell-address="Sheet1.O2:Sheet1.O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 Time</text:p>
                <draw:g>
                  <svg:desc>Sheet1.B2:Sheet1.B2</svg:desc>
                </draw:g>
              </table:table-cell>
              <table:table-cell office:value-type="string">
                <text:p>Join Time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5">
                <text:p>3955</text:p>
                <draw:g>
                  <svg:desc>Sheet1.B3:Sheet1.B14</svg:desc>
                </draw:g>
              </table:table-cell>
              <table:table-cell office:value-type="float" office:value="3884">
                <text:p>3884</text:p>
                <draw:g>
                  <svg:desc>Sheet1.O3:Sheet1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">
                <text:p>3610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66">
                <text:p>10066</text:p>
              </table:table-cell>
              <table:table-cell office:value-type="float" office:value="16699">
                <text:p>16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56">
                <text:p>16156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38">
                <text:p>9138</text:p>
              </table:table-cell>
              <table:table-cell office:value-type="float" office:value="16190">
                <text:p>1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99">
                <text:p>21399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85">
                <text:p>18585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29">
                <text:p>23429</text:p>
              </table:table-cell>
              <table:table-cell office:value-type="float" office:value="17655">
                <text:p>17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95">
                <text:p>24095</text:p>
              </table:table-cell>
              <table:table-cell office:value-type="float" office:value="17315">
                <text:p>17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86">
                <text:p>27086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27">
                <text:p>25127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28">
                <text:p>28228</text:p>
              </table:table-cell>
              <table:table-cell office:value-type="float" office:value="13827">
                <text:p>13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2.B18:Sheet2.D23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8:Sheet2.C23" chart:class="chart:scatter">
            <chart:domain table:cell-range-address="Sheet2.B18:Sheet2.B23"/>
            <chart:data-point chart:repeated="6"/>
          </chart:series>
          <chart:series chart:style-name="ch7" chart:values-cell-range-address="Sheet2.D18:Sheet2.D23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18:Sheet2.B23</svg:desc>
                </draw:g>
              </table:table-cell>
              <table:table-cell office:value-type="float" office:value="5">
                <text:p>5</text:p>
                <draw:g>
                  <svg:desc>Sheet2.C18:Sheet2.C23</svg:desc>
                </draw:g>
              </table:table-cell>
              <table:table-cell office:value-type="float" office:value="5">
                <text:p>5</text:p>
                <draw:g>
                  <svg:desc>Sheet2.D18:Sheet2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Sheet1.C2:Sheet1.C53 Sheet1.G2:Sheet1.G53" chart:data-source-has-labels="row" svg:x="0.32cm" svg:y="0.18cm" svg:width="12.349cm" svg:height="8.64cm">
          <chartooo:coordinate-region svg:x="1.127cm" svg:y="0.379cm" svg:width="11.355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3" chart:label-cell-address="Sheet1.C2:Sheet1.C2" chart:class="chart:line">
            <chart:data-point chart:repeated="51"/>
          </chart:series>
          <chart:series chart:style-name="ch7" chart:values-cell-range-address="Sheet1.G3:Sheet1.G53" chart:label-cell-address="Sheet1.G2:Sheet1.G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g Count</text:p>
                <draw:g>
                  <svg:desc>Sheet1.C2:Sheet1.C2</svg:desc>
                </draw:g>
              </table:table-cell>
              <table:table-cell office:value-type="string">
                <text:p>Msg Count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3:Sheet1.C53</svg:desc>
                </draw:g>
              </table:table-cell>
              <table:table-cell office:value-type="float" office:value="5">
                <text:p>5</text:p>
                <draw:g>
                  <svg:desc>Sheet1.G3:Sheet1.G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">
                <text:p>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">
                <text:p>1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3.C2:Sheet3.C56 Sheet3.G2:Sheet3.G56" svg:x="0.32cm" svg:y="0.18cm" svg:width="12.481cm" svg:height="8.64cm">
          <chartooo:coordinate-region svg:x="1.127cm" svg:y="0.379cm" svg:width="11.487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56" chart:class="chart:line">
            <chart:data-point chart:repeated="55"/>
          </chart:series>
          <chart:series chart:style-name="ch7" chart:values-cell-range-address="Sheet3.G2:Sheet3.G56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3.C2:Sheet3.C56</svg:desc>
                </draw:g>
              </table:table-cell>
              <table:table-cell office:value-type="float" office:value="5">
                <text:p>5</text:p>
                <draw:g>
                  <svg:desc>Sheet3.G2:Sheet3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